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5.849cm" fo:margin-left="9.208cm" table:align="left" style:writing-mode="lr-tb"/>
    </style:style>
    <style:style style:name="Table1.A" style:family="table-column">
      <style:table-column-properties style:column-width="5.849cm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ing_20_1" style:master-page-name="Standard">
      <style:paragraph-properties fo:line-height="150%"/>
    </style:style>
    <style:style style:name="P2" style:family="paragraph" style:parent-style-name="Standard">
      <style:paragraph-properties fo:line-height="150%" fo:text-align="end" style:justify-single-word="false"/>
    </style:style>
    <style:style style:name="P3" style:family="paragraph" style:parent-style-name="Heading_20_2">
      <style:paragraph-properties fo:line-height="150%"/>
      <style:text-properties style:font-name-complex="Times New Roman"/>
    </style:style>
    <style:style style:name="P4" style:family="paragraph" style:parent-style-name="Standard">
      <style:paragraph-properties fo:line-height="150%" fo:text-align="justify" style:justify-single-word="false"/>
      <style:text-properties style:font-name-complex="Times New Roman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style:font-weight-asian="normal" style:font-name-complex="Times New Roman" style:font-weight-complex="normal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line-height="150%" fo:text-align="center" style:justify-single-word="false" style:snap-to-layout-grid="false"/>
      <style:text-properties style:font-name-complex="Times New Roman" style:font-weight-complex="normal"/>
    </style:style>
    <style:style style:name="P9" style:family="paragraph" style:parent-style-name="Standard">
      <style:paragraph-properties fo:line-height="150%" fo:text-align="center" style:justify-single-word="false" style:snap-to-layout-gri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name-complex="Times New Roman" style:font-weight-complex="normal"/>
    </style:style>
    <style:style style:name="T3" style:family="text">
      <style:text-properties style:font-name="Tahoma" fo:font-size="10pt" style:font-size-asian="10pt" style:font-name-complex="Tahoma"/>
    </style:style>
    <style:style style:name="T4" style:family="text">
      <style:text-properties style:font-name="Arial" fo:font-size="10pt" fo:font-weight="bold" style:font-size-asian="10pt" style:font-weight-asian="bold" style:font-name-complex="Times New Roman" style:font-weight-complex="bold"/>
    </style:style>
    <style:style style:name="T5" style:family="text">
      <style:text-properties style:font-name="Arial" fo:font-size="10pt" style:font-size-asian="10pt"/>
    </style:style>
    <style:style style:name="T6" style:family="text">
      <style:text-properties style:font-name="Arial" fo:font-size="10pt" fo:font-weight="normal" style:font-size-asian="10pt" style:font-weight-asian="normal" style:font-weight-complex="normal"/>
    </style:style>
    <style:style style:name="T7" style:family="text">
      <style:text-properties style:font-name-complex="Times New Roman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Santa Fe, 10 de junio de 2008</text:span></text:h>
      <text:p text:style-name="P2"/>
      <text:h text:style-name="P3" text:outline-level="2">Sr. Profesor Claudio Bracalenti</text:h>
      <text:h text:style-name="P3" text:outline-level="2">Cátedra de proyecto</text:h>
      <text:h text:style-name="P3" text:outline-level="2">UTNFRSF</text:h>
      <text:p text:style-name="P4">S_____________/___________D</text:p>
      <text:p text:style-name="P4"/>
      <text:p text:style-name="P5">De mi consideración:</text:p>
      <text:p text:style-name="P6"><text:span text:style-name="T2"><text:tab/><text:tab/><text:tab/>Por la presente le informo en mi carácter de representante de </text:span><text:span text:style-name="T3">Ricardo C. Bieler S.A</text:span><text:span text:style-name="T2"> que el Proyecto Final de la Carrera “</text:span><text:span text:style-name="T4">Sistema de soporte de decisiones para Ricardo C.<text:line-break/>Bieler S.A</text:span><text:span text:style-name="T5">”</text:span><text:span text:style-name="T1"> de los alumnos </text:span><text:span text:style-name="T5">Galán, Mariano Nicolás</text:span><text:span text:style-name="T1">, DNI: </text:span><text:span text:style-name="T3">32.221.404</text:span><text:span text:style-name="T1">, LU: </text:span><text:span text:style-name="T5">15818</text:span><text:span text:style-name="T6"> y </text:span><text:span text:style-name="T5">César, Nicolás Daniel</text:span><text:span text:style-name="T6">, DNI: </text:span><text:span text:style-name="T3">27.088.445</text:span><text:span text:style-name="T6">, LU: </text:span><text:span text:style-name="T5">12653</text:span><text:span text:style-name="T1"> ha sido realizado a nuestra entera satisfacción.</text:span></text:p>
      <text:p text:style-name="P7"/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……………………………</text:p>
          </table:table-cell>
        </table:table-row>
        <table:table-row table:style-name="Table1.1">
          <table:table-cell table:style-name="Table1.A1" office:value-type="string">
            <text:p text:style-name="P9"><text:span text:style-name="T7">Por </text:span><text:span text:style-name="T3">Ricardo C. Bieler S.A</text:span></text:p>
          </table:table-cell>
        </table:table-row>
      </table:table>
      <text:p text:style-name="P5"/>
      <text:p text:style-name="P6"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es" fo:country="A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es" fo:country="ES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end" style:justify-single-word="false" fo:keep-with-next="always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justify" style:justify-single-word="false" fo:keep-with-next="always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dc:title>Santa Fe, 3 de noviembre de 2005</dc:title>
    <meta:initial-creator>Casa1</meta:initial-creator>
    <meta:creation-date>2008-06-06T12:19:00</meta:creation-date>
    <dc:date>2008-06-09T18:35:34</dc:date>
    <meta:print-date>2005-12-02T13:49:00</meta:print-date>
    <dc:language>es-AR</dc:language>
    <meta:editing-cycles>3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82" meta:character-count="526"/>
  </office:meta>
</office:document-meta>
</file>